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0.6724">
            <text:p>0,6724</text:p>
          </table:table-cell>
          <table:table-cell table:number-columns-repeated="7"/>
          <table:table-cell table:style-name="ce1" office:value-type="float" office:value="0.2">
            <text:p>0,2</text:p>
          </table:table-cell>
          <table:table-cell table:style-name="ce2" office:value-type="float" office:value="0.64">
            <text:p>0,6400</text:p>
          </table:table-cell>
        </table:table-row>
        <table:table-row table:style-name="ro1">
          <table:table-cell/>
          <table:table-cell office:value-type="float" office:value="0.3">
            <text:p>0,3</text:p>
          </table:table-cell>
          <table:table-cell office:value-type="float" office:value="0.551368">
            <text:p>0,5514</text:p>
          </table:table-cell>
          <table:table-cell table:number-columns-repeated="7"/>
          <table:table-cell table:style-name="ce1" office:value-type="float" office:value="0.3">
            <text:p>0,3</text:p>
          </table:table-cell>
          <table:table-cell table:style-name="ce2" office:value-type="float" office:value="0.512">
            <text:p>0,5120</text:p>
          </table:table-cell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0.452122">
            <text:p>0,4521</text:p>
          </table:table-cell>
          <table:table-cell table:number-columns-repeated="7"/>
          <table:table-cell table:style-name="ce1" office:value-type="float" office:value="0.4">
            <text:p>0,4</text:p>
          </table:table-cell>
          <table:table-cell table:style-name="ce2" office:value-type="float" office:value="0.4096">
            <text:p>0,4096</text:p>
          </table:table-cell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0.37074">
            <text:p>0,3707</text:p>
          </table:table-cell>
          <table:table-cell table:number-columns-repeated="7"/>
          <table:table-cell table:style-name="ce1" office:value-type="float" office:value="0.5">
            <text:p>0,5</text:p>
          </table:table-cell>
          <table:table-cell table:style-name="ce2" office:value-type="float" office:value="0.32768">
            <text:p>0,3277</text:p>
          </table:table-cell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304007">
            <text:p>0,3040</text:p>
          </table:table-cell>
          <table:table-cell table:number-columns-repeated="7"/>
          <table:table-cell table:style-name="ce1" office:value-type="float" office:value="0.6">
            <text:p>0,6</text:p>
          </table:table-cell>
          <table:table-cell table:style-name="ce2" office:value-type="float" office:value="0.262144">
            <text:p>0,2621</text:p>
          </table:table-cell>
        </table:table-row>
        <table:table-row table:style-name="ro1">
          <table:table-cell/>
          <table:table-cell office:value-type="float" office:value="0.7">
            <text:p>0,7</text:p>
          </table:table-cell>
          <table:table-cell office:value-type="float" office:value="0.249285">
            <text:p>0,2493</text:p>
          </table:table-cell>
          <table:table-cell table:number-columns-repeated="7"/>
          <table:table-cell table:style-name="ce1" office:value-type="float" office:value="0.7">
            <text:p>0,7</text:p>
          </table:table-cell>
          <table:table-cell table:style-name="ce2" office:value-type="float" office:value="0.209715">
            <text:p>0,2097</text:p>
          </table:table-cell>
        </table:table-row>
        <table:table-row table:style-name="ro1">
          <table:table-cell/>
          <table:table-cell office:value-type="float" office:value="0.8">
            <text:p>0,8</text:p>
          </table:table-cell>
          <table:table-cell office:value-type="float" office:value="0.204414">
            <text:p>0,2044</text:p>
          </table:table-cell>
          <table:table-cell table:number-columns-repeated="7"/>
          <table:table-cell table:style-name="ce1" office:value-type="float" office:value="0.8">
            <text:p>0,8</text:p>
          </table:table-cell>
          <table:table-cell table:style-name="ce2" office:value-type="float" office:value="0.167772">
            <text:p>0,1678</text:p>
          </table:table-cell>
        </table:table-row>
        <table:table-row table:style-name="ro1">
          <table:table-cell/>
          <table:table-cell office:value-type="float" office:value="0.9">
            <text:p>0,9</text:p>
          </table:table-cell>
          <table:table-cell office:value-type="float" office:value="0.16762">
            <text:p>0,1676</text:p>
          </table:table-cell>
          <table:table-cell>
            <draw:frame table:end-cell-address="Sheet1.J28" table:end-x="1.405cm" table:end-y="0.106cm" draw:z-index="0" draw:style-name="gr1" svg:width="12.705cm" svg:height="10.722cm" svg:x="2.249cm" svg:y="0.525cm">
              <draw:object draw:notify-on-update-of-ranges="Sheet1.L1:Sheet1.L9 Sheet1.C1:Sheet1.C9 Sheet1.L1:Sheet1.L9 Sheet1.C22:Sheet1.C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" office:value-type="float" office:value="0.9">
            <text:p>0,9</text:p>
          </table:table-cell>
          <table:table-cell table:style-name="ce2" office:value-type="float" office:value="0.134218">
            <text:p>0,1342</text:p>
          </table:table-cell>
        </table:table-row>
        <table:table-row table:style-name="ro1">
          <table:table-cell/>
          <table:table-cell office:value-type="float" office:value="1">
            <text:p>1,0</text:p>
          </table:table-cell>
          <table:table-cell office:value-type="float" office:value="0.137448">
            <text:p>0,1374</text:p>
          </table:table-cell>
          <table:table-cell table:number-columns-repeated="7"/>
          <table:table-cell table:style-name="ce1" office:value-type="float" office:value="1">
            <text:p>1,0</text:p>
          </table:table-cell>
          <table:table-cell table:style-name="ce2" office:value-type="float" office:value="0.107374">
            <text:p>0,1074</text:p>
          </table:table-cell>
        </table:table-row>
        <table:table-row table:style-name="ro1" table:number-rows-repeated="12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float" office:value="0.2">
            <text:p>0,2</text:p>
          </table:table-cell>
          <table:table-cell table:formula="oooc:=EXP(-2*[.B22])" office:value-type="float" office:value="0.670320046035639">
            <text:p>0,67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">
            <text:p>0,3</text:p>
          </table:table-cell>
          <table:table-cell table:formula="oooc:=EXP(-2*[.B23])" office:value-type="float" office:value="0.548811636094026">
            <text:p>0,54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">
            <text:p>0,4</text:p>
          </table:table-cell>
          <table:table-cell table:formula="oooc:=EXP(-2*[.B24])" office:value-type="float" office:value="0.449328964117222">
            <text:p>0,44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">
            <text:p>0,5</text:p>
          </table:table-cell>
          <table:table-cell table:formula="oooc:=EXP(-2*[.B25])" office:value-type="float" office:value="0.367879441171442">
            <text:p>0,36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">
            <text:p>0,6</text:p>
          </table:table-cell>
          <table:table-cell table:formula="oooc:=EXP(-2*[.B26])" office:value-type="float" office:value="0.301194211912202">
            <text:p>0,30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">
            <text:p>0,7</text:p>
          </table:table-cell>
          <table:table-cell table:formula="oooc:=EXP(-2*[.B27])" office:value-type="float" office:value="0.246596963941606">
            <text:p>0,24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">
            <text:p>0,8</text:p>
          </table:table-cell>
          <table:table-cell table:formula="oooc:=EXP(-2*[.B28])" office:value-type="float" office:value="0.201896517994655">
            <text:p>0,20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">
            <text:p>0,9</text:p>
          </table:table-cell>
          <table:table-cell table:formula="oooc:=EXP(-2*[.B29])" office:value-type="float" office:value="0.165298888221587">
            <text:p>0,16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,0</text:p>
          </table:table-cell>
          <table:table-cell table:formula="oooc:=EXP(-2*[.B30])" office:value-type="float" office:value="0.135335283236613">
            <text:p>0,1353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uk" fo:country="UA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uk" fo:country="U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6">06/11/2008</text:date>, <text:time>21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06T11:08:40</meta:creation-date>
    <dc:date>2008-11-06T21:20:59</dc:date>
    <meta:editing-cycles>2</meta:editing-cycles>
    <meta:editing-duration>PT16M46S</meta:editing-duration>
    <meta:user-defined meta:name="Info 1"/>
    <meta:user-defined meta:name="Info 2"/>
    <meta:user-defined meta:name="Info 3"/>
    <meta:user-defined meta:name="Info 4"/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10" chart:spline-resolution="26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706cm" svg:height="10.723cm" chart:class="chart:line" chart:style-name="ch1">
        <chart:legend chart:legend-position="end" svg:x="10.532cm" svg:y="4.733cm" chart:style-name="ch2"/>
        <chart:plot-area chart:style-name="ch3" table:cell-range-address="Sheet1.L1:Sheet1.L9 Sheet1.C1:Sheet1.C9 Sheet1.C22:Sheet1.C30" chart:data-source-has-labels="column" svg:x="0.254cm" svg:y="0.214cm" svg:width="10.024cm" svg:height="10.08cm">
          <chart:axis chart:dimension="x" chart:name="primary-x" chart:style-name="ch4">
            <chart:categories table:cell-range-address="Sheet1.L1:Sheet1.L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1:Sheet1.C9" chart:class="chart:line">
            <chart:data-point chart:repeated="9"/>
          </chart:series>
          <chart:series chart:style-name="ch8" chart:values-cell-range-address="Sheet1.L1:Sheet1.L9" chart:class="chart:line">
            <chart:data-point chart:repeated="9"/>
          </chart:series>
          <chart:series chart:style-name="ch9" chart:values-cell-range-address="Sheet1.C22:Sheet1.C30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,6400</text:p>
              </table:table-cell>
              <table:table-cell office:value-type="float" office:value="0.6724">
                <text:p>0.6724</text:p>
              </table:table-cell>
              <table:table-cell office:value-type="float" office:value="0.64">
                <text:p>0.64</text:p>
              </table:table-cell>
              <table:table-cell office:value-type="float" office:value="0.670320046035639">
                <text:p>0.670320046035639</text:p>
              </table:table-cell>
            </table:table-row>
            <table:table-row>
              <table:table-cell office:value-type="string">
                <text:p>0,5120</text:p>
              </table:table-cell>
              <table:table-cell office:value-type="float" office:value="0.551368">
                <text:p>0.551368</text:p>
              </table:table-cell>
              <table:table-cell office:value-type="float" office:value="0.512">
                <text:p>0.512</text:p>
              </table:table-cell>
              <table:table-cell office:value-type="float" office:value="0.548811636094026">
                <text:p>0.548811636094026</text:p>
              </table:table-cell>
            </table:table-row>
            <table:table-row>
              <table:table-cell office:value-type="string">
                <text:p>0,4096</text:p>
              </table:table-cell>
              <table:table-cell office:value-type="float" office:value="0.452122">
                <text:p>0.452122</text:p>
              </table:table-cell>
              <table:table-cell office:value-type="float" office:value="0.4096">
                <text:p>0.4096</text:p>
              </table:table-cell>
              <table:table-cell office:value-type="float" office:value="0.449328964117222">
                <text:p>0.449328964117222</text:p>
              </table:table-cell>
            </table:table-row>
            <table:table-row>
              <table:table-cell office:value-type="string">
                <text:p>0,3277</text:p>
              </table:table-cell>
              <table:table-cell office:value-type="float" office:value="0.37074">
                <text:p>0.37074</text:p>
              </table:table-cell>
              <table:table-cell office:value-type="float" office:value="0.32768">
                <text:p>0.32768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0,2621</text:p>
              </table:table-cell>
              <table:table-cell office:value-type="float" office:value="0.304007">
                <text:p>0.304007</text:p>
              </table:table-cell>
              <table:table-cell office:value-type="float" office:value="0.262144">
                <text:p>0.262144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string">
                <text:p>0,2097</text:p>
              </table:table-cell>
              <table:table-cell office:value-type="float" office:value="0.249285">
                <text:p>0.249285</text:p>
              </table:table-cell>
              <table:table-cell office:value-type="float" office:value="0.209715">
                <text:p>0.209715</text:p>
              </table:table-cell>
              <table:table-cell office:value-type="float" office:value="0.246596963941606">
                <text:p>0.246596963941606</text:p>
              </table:table-cell>
            </table:table-row>
            <table:table-row>
              <table:table-cell office:value-type="string">
                <text:p>0,1678</text:p>
              </table:table-cell>
              <table:table-cell office:value-type="float" office:value="0.204414">
                <text:p>0.204414</text:p>
              </table:table-cell>
              <table:table-cell office:value-type="float" office:value="0.167772">
                <text:p>0.167772</text:p>
              </table:table-cell>
              <table:table-cell office:value-type="float" office:value="0.201896517994655">
                <text:p>0.201896517994655</text:p>
              </table:table-cell>
            </table:table-row>
            <table:table-row>
              <table:table-cell office:value-type="string">
                <text:p>0,1342</text:p>
              </table:table-cell>
              <table:table-cell office:value-type="float" office:value="0.16762">
                <text:p>0.16762</text:p>
              </table:table-cell>
              <table:table-cell office:value-type="float" office:value="0.134218">
                <text:p>0.134218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0,1074</text:p>
              </table:table-cell>
              <table:table-cell office:value-type="float" office:value="0.137448">
                <text:p>0.137448</text:p>
              </table:table-cell>
              <table:table-cell office:value-type="float" office:value="0.107374">
                <text:p>0.107374</text:p>
              </table:table-cell>
              <table:table-cell office:value-type="float" office:value="0.135335283236613">
                <text:p>0.135335283236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